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Pilgi" svg:font-family="UnPilg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0pt" style:font-size-asian="8.75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n para el proyecto.</text:p>
      <text:p text:style-name="P2"/>
      <text:list xml:id="list953606816" text:style-name="L1">
        <text:list-item>
          <text:p text:style-name="P4">Descripción del sistema.</text:p>
        </text:list-item>
      </text:list>
      <text:p text:style-name="P3"/>
      <text:list xml:id="list1093793670" text:continue-numbering="true" text:style-name="L1">
        <text:list-item>
          <text:p text:style-name="P4">Catalogo de requisitos.</text:p>
          <text:list>
            <text:list-item>
              <text:p text:style-name="P4">Requisitos funcionales (RF)</text:p>
              <text:list>
                <text:list-item>
                  <text:list>
                    <text:list-item>
                      <text:p text:style-name="P4">Requisitos de almacenamientos de información (RAI)</text:p>
                    </text:list-item>
                  </text:list>
                </text:list-item>
              </text:list>
            </text:list-item>
            <text:list-item>
              <text:p text:style-name="P4">Requisitos no funcionales (RNF)</text:p>
              <text:list>
                <text:list-item>
                  <text:list>
                    <text:list-item>
                      <text:p text:style-name="P4">Restricciones de diseño.</text:p>
                    </text:list-item>
                    <text:list-item>
                      <text:p text:style-name="P4">Requisitos de rendimiento.<text:line-break/></text:p>
                    </text:list-item>
                  </text:list>
                </text:list-item>
              </text:list>
            </text:list-item>
            <text:list-item>
              <text:p text:style-name="P4">Objetivos del sistema.</text:p>
              <text:list>
                <text:list-item>
                  <text:p text:style-name="P4">Objetivo 1: Gestión de los clientes.</text:p>
                  <text:list>
                    <text:list-item>
                      <text:p text:style-name="P4">RF1: Alta cliente.</text:p>
                    </text:list-item>
                    <text:list-item>
                      <text:p text:style-name="P4">RF2: Baja cliente.</text:p>
                    </text:list-item>
                    <text:list-item>
                      <text:p text:style-name="P4">Etc...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Modelo conceptual de datos(ER).<text:line-break/></text:p>
        </text:list-item>
        <text:list-item>
          <text:p text:style-name="P4">Modelo lógico de datos (tablas).<text:line-break/></text:p>
        </text:list-item>
        <text:list-item>
          <text:p text:style-name="P4">Tecnologías empleadas y su justificación.<text:line-break/></text:p>
        </text:list-item>
        <text:list-item>
          <text:p text:style-name="P4">Implantación del softwa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Pilgi" svg:font-family="UnPilg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thane </meta:initial-creator>
    <meta:creation-date>2012-05-29T19:17:02</meta:creation-date>
    <dc:date>2012-05-29T19:57:49</dc:date>
    <dc:creator>Ulthane </dc:creator>
    <meta:editing-duration>PT25M37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7" meta:word-count="78" meta:character-count="488" meta:non-whitespace-character-count="438"/>
  </office:meta>
</office:document-meta>
</file>